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ARCIA VARGAS, OLGA MAR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AMAN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FR. NEGRO</text:span></text:p>
            <text:p text:style-name="P7">Cant.Cajas(Ped 2):<text:span text:style-name="T4">1</text:span></text:p>
          </table:table-cell>
          <table:table-cell table:style-name="Tabla1.C7" office:value-type="string">
            <text:p text:style-name="P7">Proveed.(Ped.3):<text:span text:style-name="T4">ISAMISA</text:span></text:p>
            <text:p text:style-name="P7">Lin.Genet(Ped.3):<text:span text:style-name="T4">POLLOS BB</text:span></text:p>
            <text:p text:style-name="P7">Cant.Cajas(Ped 3):<text:span text:style-name="T4">3</text:span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4T00:57:1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